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 style:master-page-name="">
      <style:table-properties style:width="19.369cm" style:page-number="auto" table:align="left"/>
    </style:style>
    <style:style style:name="Tabella1.A" style:family="table-column">
      <style:table-column-properties style:column-width="3.498cm"/>
    </style:style>
    <style:style style:name="Tabella1.B" style:family="table-column">
      <style:table-column-properties style:column-width="7.844cm"/>
    </style:style>
    <style:style style:name="Tabella1.C" style:family="table-column">
      <style:table-column-properties style:column-width="3.623cm"/>
    </style:style>
    <style:style style:name="Tabella1.D" style:family="table-column">
      <style:table-column-properties style:column-width="1.468cm"/>
    </style:style>
    <style:style style:name="Tabella1.F" style:family="table-column">
      <style:table-column-properties style:column-width="1.469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1.499cm"/>
    </style:style>
    <style:style style:name="Tabella1.A6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D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F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28">COMMESSA:</text:p>
          </table:table-cell>
          <table:table-cell table:style-name="Tabella3.B1" office:value-type="string">
            <text:p text:style-name="P29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5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2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29">NUMERO:</text:p>
            <text:p text:style-name="P34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1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7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8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38"><draw:frame draw:style-name="fr2" draw:name="image: barcode(l.product_id.ean13, 'ean13')" text:anchor-type="as-char" svg:width="3.23cm" style:rel-width="100%" svg:height="2.921cm" style:rel-height="90%" draw:z-index="0"><draw:text-box><text:p text:style-name="P9"/></draw:text-box></draw:frame></text:p>
          </table:table-cell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4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40"/>
          </table:table-cell>
        </table:table-row>
        <table:table-row table:style-name="Tabella1.7">
          <table:table-cell table:style-name="Tabella1.A7" table:number-columns-spanned="6" office:value-type="string">
            <text:p text:style-name="P3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3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6-28T17:07:35.957000886</dc:date>
    <meta:editing-duration>P7DT3H39M17S</meta:editing-duration>
    <meta:editing-cycles>962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2" meta:character-count="909" meta:non-whitespace-character-count="837"/>
    <meta:user-defined meta:name="Info 1"/>
    <meta:user-defined meta:name="Info 2"/>
    <meta:user-defined meta:name="Info 3"/>
    <meta:user-defined meta:name="Info 4"/>
  </office:meta>
</office:document-meta>
</file>